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background-color="#fff2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#9932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3" style:family="table-cell">
      <style:table-cell-properties fo:background-color="#0000c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A4" style:family="table-cell">
      <style:table-cell-properties fo:background-color="#00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A5" style:family="table-cell">
      <style:table-cell-properties fo:background-color="#ff1493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A6" style:family="table-cell">
      <style:table-cell-properties fo:background-color="#ff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898cm" fo:margin-left="0.116cm" table:align="left"/>
    </style:style>
    <style:style style:name="Tabela7.A" style:family="table-column">
      <style:table-column-properties style:column-width="1.806cm"/>
    </style:style>
    <style:style style:name="Tabela7.B" style:family="table-column">
      <style:table-column-properties style:column-width="7.542cm"/>
    </style:style>
    <style:style style:name="Tabela7.C" style:family="table-column">
      <style:table-column-properties style:column-width="7.549cm"/>
    </style:style>
    <style:style style:name="Tabela7.A1" style:family="table-cell">
      <style:table-cell-properties fo:background-color="#fffff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C1" style:family="table-cell">
      <style:table-cell-properties fo:background-color="#fffff0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#ffe4e1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C2" style:family="table-cell">
      <style:table-cell-properties fo:background-color="#ffe4e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6.898cm" fo:margin-left="0.116cm" table:align="left"/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7.761cm"/>
    </style:style>
    <style:style style:name="Tabela1.C" style:family="table-column">
      <style:table-column-properties style:column-width="7.549cm"/>
    </style:style>
    <style:style style:name="Tabela1.A1" style:family="table-cell">
      <style:table-cell-properties fo:background-color="#fffff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#fffff0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#e6e6f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#e6e6f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.898cm" fo:margin-left="0.116cm" table:align="left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7.761cm"/>
    </style:style>
    <style:style style:name="Tabela2.C" style:family="table-column">
      <style:table-column-properties style:column-width="7.549cm"/>
    </style:style>
    <style:style style:name="Tabela2.A1" style:family="table-cell">
      <style:table-cell-properties fo:background-color="#fffff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#fffff0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#98fb98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#98fb98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6.898cm" fo:margin-left="0.116cm" table:align="left"/>
    </style:style>
    <style:style style:name="Tabela4.A" style:family="table-column">
      <style:table-column-properties style:column-width="1.991cm"/>
    </style:style>
    <style:style style:name="Tabela4.B" style:family="table-column">
      <style:table-column-properties style:column-width="7.357cm"/>
    </style:style>
    <style:style style:name="Tabela4.C" style:family="table-column">
      <style:table-column-properties style:column-width="7.549cm"/>
    </style:style>
    <style:style style:name="Tabela4.A1" style:family="table-cell">
      <style:table-cell-properties fo:background-color="#fffff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C1" style:family="table-cell">
      <style:table-cell-properties fo:background-color="#fffff0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#af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2" style:family="table-cell">
      <style:table-cell-properties fo:background-color="#af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paragraph-rsid="001b06b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paragraph-rsid="001f438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paragraph-rsid="00271e1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paragraph-rsid="003ac7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paragraph-rsid="004f94b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1b06b9" officeooo:paragraph-rsid="001b06b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37355" officeooo:paragraph-rsid="0023735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37355" officeooo:paragraph-rsid="00271e1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37355" officeooo:paragraph-rsid="004f94b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71e1c" officeooo:paragraph-rsid="00271e1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96b22" officeooo:paragraph-rsid="00296b2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96b22" officeooo:paragraph-rsid="0051374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3a2a53" officeooo:paragraph-rsid="003a2a5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3ac738" officeooo:paragraph-rsid="003ac7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66c4e" officeooo:paragraph-rsid="003ac7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1c0b25" officeooo:paragraph-rsid="003ac7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3c52ae" officeooo:paragraph-rsid="003c52a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1f4380" officeooo:paragraph-rsid="001f438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49db74" officeooo:paragraph-rsid="0049db7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0e948" officeooo:paragraph-rsid="0020e94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0e948" officeooo:paragraph-rsid="004f94b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30c4c" officeooo:paragraph-rsid="00230c4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75e83" officeooo:paragraph-rsid="0051374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93c6e" officeooo:paragraph-rsid="0051374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552e83" officeooo:paragraph-rsid="00552e8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552e83" officeooo:paragraph-rsid="00552e8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5bed5a" officeooo:paragraph-rsid="005bed5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style:font-name="Arial" fo:font-size="20pt" officeooo:rsid="001dad66" officeooo:paragraph-rsid="001f4380" style:font-size-asian="20pt" style:font-size-complex="20pt"/>
    </style:style>
    <style:style style:name="P29" style:family="paragraph" style:parent-style-name="Standard">
      <style:text-properties style:font-name="Arial" fo:font-size="20pt" officeooo:rsid="001dad66" officeooo:paragraph-rsid="003c52ae" style:font-size-asian="20pt" style:font-size-complex="20pt"/>
    </style:style>
    <style:style style:name="P30" style:family="paragraph" style:parent-style-name="Standard">
      <style:text-properties style:font-name="Arial" fo:font-size="20pt" officeooo:rsid="00237355" officeooo:paragraph-rsid="00237355" style:font-size-asian="20pt" style:font-size-complex="20pt"/>
    </style:style>
    <style:style style:name="P31" style:family="paragraph" style:parent-style-name="Standard">
      <style:text-properties style:font-name="Arial" fo:font-size="20pt" officeooo:rsid="00237355" officeooo:paragraph-rsid="00271e1c" style:font-size-asian="20pt" style:font-size-complex="20pt"/>
    </style:style>
    <style:style style:name="P32" style:family="paragraph" style:parent-style-name="Standard">
      <style:text-properties style:font-name="Arial" fo:font-size="10.5pt" officeooo:rsid="001dad66" officeooo:paragraph-rsid="001f4380" style:font-size-asian="10.5pt" style:font-size-complex="10.5pt"/>
    </style:style>
    <style:style style:name="P33" style:family="paragraph" style:parent-style-name="Standard">
      <style:text-properties style:font-name="Arial" fo:font-size="10.5pt" officeooo:rsid="00237355" officeooo:paragraph-rsid="00237355" style:font-size-asian="10.5pt" style:font-size-complex="10.5pt"/>
    </style:style>
    <style:style style:name="P34" style:family="paragraph" style:parent-style-name="Standard">
      <style:text-properties style:font-name="Arial" fo:font-size="10.5pt" officeooo:rsid="00271e1c" officeooo:paragraph-rsid="00237355" style:font-size-asian="10.5pt" style:font-size-complex="10.5pt"/>
    </style:style>
    <style:style style:name="P35" style:family="paragraph" style:parent-style-name="Standard">
      <style:text-properties style:font-name="Arial" fo:font-size="10.5pt" officeooo:paragraph-rsid="001b06b9" style:font-size-asian="10.5pt" style:font-size-complex="10.5pt"/>
    </style:style>
    <style:style style:name="P36" style:family="paragraph" style:parent-style-name="Standard">
      <style:text-properties style:font-name="Arial" fo:font-size="10.5pt" officeooo:rsid="001d16ed" officeooo:paragraph-rsid="001d16ed" style:font-size-asian="10.5pt" style:font-size-complex="10.5pt"/>
    </style:style>
    <style:style style:name="P37" style:family="paragraph" style:parent-style-name="Standard">
      <style:text-properties style:font-name="Arial" fo:font-size="10.5pt" officeooo:rsid="001d16ed" officeooo:paragraph-rsid="001b06b9" style:font-size-asian="10.5pt" style:font-size-complex="10.5pt"/>
    </style:style>
    <style:style style:name="P38" style:family="paragraph" style:parent-style-name="Standard">
      <style:text-properties style:font-name="Arial" fo:font-size="10.5pt" officeooo:paragraph-rsid="001f4380" style:font-size-asian="10.5pt" style:font-size-complex="10.5pt"/>
    </style:style>
    <style:style style:name="P39" style:family="paragraph" style:parent-style-name="Standard">
      <style:text-properties style:font-name="Arial" fo:font-size="10.5pt" officeooo:paragraph-rsid="00271e1c" style:font-size-asian="10.5pt" style:font-size-complex="10.5pt"/>
    </style:style>
    <style:style style:name="P40" style:family="paragraph" style:parent-style-name="Standard">
      <style:text-properties style:font-name="Arial" fo:font-size="10.5pt" officeooo:rsid="001d40d1" officeooo:paragraph-rsid="00271e1c" style:font-size-asian="10.5pt" style:font-size-complex="10.5pt"/>
    </style:style>
    <style:style style:name="P41" style:family="paragraph" style:parent-style-name="Standard">
      <style:text-properties style:font-name="Arial" fo:font-size="10.5pt" officeooo:rsid="002a357e" officeooo:paragraph-rsid="002a357e" style:font-size-asian="10.5pt" style:font-size-complex="10.5pt"/>
    </style:style>
    <style:style style:name="P42" style:family="paragraph" style:parent-style-name="Standard">
      <style:text-properties style:font-name="Arial" fo:font-size="10.5pt" officeooo:rsid="002ee8c8" officeooo:paragraph-rsid="002ee8c8" style:font-size-asian="10.5pt" style:font-size-complex="10.5pt"/>
    </style:style>
    <style:style style:name="P43" style:family="paragraph" style:parent-style-name="Standard">
      <style:text-properties style:font-name="Arial" fo:font-size="10.5pt" officeooo:paragraph-rsid="001dad66" style:font-size-asian="10.5pt" style:font-size-complex="10.5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0.5pt" officeooo:rsid="003d8e57" officeooo:paragraph-rsid="003d8e57" style:font-size-asian="10.5pt" style:font-size-complex="10.5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0.5pt" officeooo:rsid="003f873e" officeooo:paragraph-rsid="003f873e" style:font-size-asian="10.5pt" style:font-size-complex="10.5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0.5pt" officeooo:rsid="00400a63" officeooo:paragraph-rsid="00400a63" style:font-size-asian="10.5pt" style:font-size-complex="10.5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0.5pt" officeooo:rsid="0040a704" officeooo:paragraph-rsid="0040a704" style:font-size-asian="10.5pt" style:font-size-complex="10.5pt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0.5pt" officeooo:rsid="004d4ec7" officeooo:paragraph-rsid="004d4ec7" style:font-size-asian="10.5pt" style:font-size-complex="10.5pt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0.5pt" officeooo:rsid="004ddb55" officeooo:paragraph-rsid="004ddb55" style:font-size-asian="10.5pt" style:font-size-complex="10.5pt"/>
    </style:style>
    <style:style style:name="P50" style:family="paragraph" style:parent-style-name="Standard">
      <style:text-properties style:font-name="Arial" fo:font-size="10.5pt" officeooo:paragraph-rsid="0051c16d" style:font-size-asian="10.5pt" style:font-size-complex="10.5pt"/>
    </style:style>
    <style:style style:name="P51" style:family="paragraph" style:parent-style-name="Standard">
      <style:text-properties style:font-name="Arial" fo:font-size="10.5pt" officeooo:paragraph-rsid="0049db74" style:font-size-asian="10.5pt" style:font-size-complex="10.5pt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0.5pt" officeooo:rsid="005d8093" officeooo:paragraph-rsid="005d8093" style:font-size-asian="10.5pt" style:font-size-complex="10.5pt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0.5pt" officeooo:rsid="005d9b8d" officeooo:paragraph-rsid="005d9b8d" style:font-size-asian="10.5pt" style:font-size-complex="10.5pt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paragraph-rsid="001b06b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66c4e" officeooo:paragraph-rsid="001b06b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93c6e" officeooo:paragraph-rsid="00293c6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678f" officeooo:paragraph-rsid="003167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094a" officeooo:paragraph-rsid="002f09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1c0" officeooo:paragraph-rsid="003681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840" officeooo:paragraph-rsid="003368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328" officeooo:paragraph-rsid="003203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84a" officeooo:paragraph-rsid="0032b8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e2b0" officeooo:paragraph-rsid="0036e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2ee8" officeooo:paragraph-rsid="003a02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2e7" officeooo:paragraph-rsid="003a02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2a53" officeooo:paragraph-rsid="003a2a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c738" officeooo:paragraph-rsid="003ac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52ae" officeooo:paragraph-rsid="003c52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8e57" officeooo:paragraph-rsid="003d8e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873e" officeooo:paragraph-rsid="003f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0a63" officeooo:paragraph-rsid="00400a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a704" officeooo:paragraph-rsid="0040a7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a704" officeooo:paragraph-rsid="0040a7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1c1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27b" officeooo:paragraph-rsid="0040b2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27b" officeooo:paragraph-rsid="00421a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1a21" officeooo:paragraph-rsid="00421a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db74" officeooo:paragraph-rsid="0049db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d532" officeooo:paragraph-rsid="004bd5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3454" officeooo:paragraph-rsid="004c3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3454" officeooo:paragraph-rsid="004c3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d185" officeooo:paragraph-rsid="004cd1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d185" officeooo:paragraph-rsid="004cd1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94bc" officeooo:paragraph-rsid="004f94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669f" officeooo:paragraph-rsid="005066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c16d" officeooo:paragraph-rsid="0051c1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9125" officeooo:paragraph-rsid="00539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2e83" officeooo:paragraph-rsid="00552e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5004" officeooo:paragraph-rsid="005550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1ce7" officeooo:paragraph-rsid="00561c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6e9f" officeooo:paragraph-rsid="00576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dc3d" officeooo:paragraph-rsid="0058dc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ed5a" officeooo:paragraph-rsid="005bed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ed5a" officeooo:paragraph-rsid="005bed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b8d" officeooo:paragraph-rsid="005d9b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ee3b" officeooo:paragraph-rsid="005fee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bdad67" officeooo:paragraph-rsid="001b06b9" style:font-size-asian="10.5pt" style:font-weight-asian="bold" style:font-size-complex="10.5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bdad67" officeooo:paragraph-rsid="001f4380" style:font-size-asian="10.5pt" style:font-weight-asian="bold" style:font-size-complex="10.5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bdad67" officeooo:paragraph-rsid="00237355" style:font-size-asian="10.5pt" style:font-weight-asian="bold" style:font-size-complex="10.5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bdad67" officeooo:paragraph-rsid="00271e1c" style:font-size-asian="10.5pt" style:font-weight-asian="bold" style:font-size-complex="10.5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1dad66" officeooo:paragraph-rsid="001dad66" style:font-size-asian="10.5pt" style:font-weight-asian="bold" style:font-size-complex="10.5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1dad66" officeooo:paragraph-rsid="001f4380" style:font-size-asian="10.5pt" style:font-weight-asian="bold" style:font-size-complex="10.5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1dad66" officeooo:paragraph-rsid="00237355" style:font-size-asian="10.5pt" style:font-weight-asian="bold" style:font-size-complex="10.5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1dad66" officeooo:paragraph-rsid="00271e1c" style:font-size-asian="10.5pt" style:font-weight-asian="bold" style:font-size-complex="10.5pt" style:font-weight-complex="bold"/>
    </style:style>
    <style:style style:name="P10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5bed5a" officeooo:paragraph-rsid="005bed5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5bed5a" officeooo:paragraph-rsid="0051374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9" style:family="paragraph" style:parent-style-name="Standard" style:list-style-name="L1">
      <style:text-properties style:font-name="Arial" fo:font-size="10.5pt" officeooo:rsid="002a357e" officeooo:paragraph-rsid="002a357e" style:font-size-asian="10.5pt" style:font-size-complex="10.5pt"/>
    </style:style>
    <style:style style:name="P110" style:family="paragraph" style:parent-style-name="Standard" style:list-style-name="L1">
      <style:text-properties style:font-name="Arial" fo:font-size="10.5pt" officeooo:rsid="002a357e" officeooo:paragraph-rsid="002ae54f" style:font-size-asian="10.5pt" style:font-size-complex="10.5pt"/>
    </style:style>
    <style:style style:name="P111" style:family="paragraph" style:parent-style-name="Standard" style:list-style-name="L1">
      <style:text-properties style:font-name="Arial" fo:font-size="10.5pt" officeooo:rsid="004d4ec7" officeooo:paragraph-rsid="004d4ec7" style:font-size-asian="10.5pt" style:font-size-complex="10.5pt"/>
    </style:style>
    <style:style style:name="P112" style:family="paragraph" style:parent-style-name="Standard" style:list-style-name="L1">
      <style:text-properties style:font-name="Arial" fo:font-size="10.5pt" officeooo:rsid="002ae54f" officeooo:paragraph-rsid="002ae54f" style:font-size-asian="10.5pt" style:font-size-complex="10.5pt"/>
    </style:style>
    <style:style style:name="P113" style:family="paragraph" style:parent-style-name="Standard" style:list-style-name="L1">
      <style:text-properties style:font-name="Arial" fo:font-size="10.5pt" officeooo:rsid="0032b84a" officeooo:paragraph-rsid="0032b84a" style:font-size-asian="10.5pt" style:font-size-complex="10.5pt"/>
    </style:style>
    <style:style style:name="P114" style:family="paragraph" style:parent-style-name="Standard">
      <style:text-properties style:font-name="Arial" fo:font-size="10.5pt" officeooo:paragraph-rsid="001b06b9" style:font-size-asian="10.5pt" style:font-size-complex="10.5pt"/>
    </style:style>
    <style:style style:name="P115" style:family="paragraph" style:parent-style-name="Standard">
      <style:text-properties style:font-name="Arial" fo:font-size="20pt" officeooo:paragraph-rsid="001dad66" style:font-size-asian="14pt" style:font-size-complex="14pt"/>
    </style:style>
    <style:style style:name="P116" style:family="paragraph" style:parent-style-name="Standard">
      <style:text-properties style:font-name="Arial" fo:font-size="26.5pt" officeooo:rsid="0061d133" officeooo:paragraph-rsid="0061d133" style:font-size-asian="10.5pt" style:font-size-complex="10.5pt"/>
    </style:style>
    <style:style style:name="T1" style:family="text">
      <style:text-properties officeooo:rsid="001f4380"/>
    </style:style>
    <style:style style:name="T2" style:family="text">
      <style:text-properties officeooo:rsid="00215cbd"/>
    </style:style>
    <style:style style:name="T3" style:family="text">
      <style:text-properties officeooo:rsid="00293c6e"/>
    </style:style>
    <style:style style:name="T4" style:family="text">
      <style:text-properties officeooo:rsid="002ae54f"/>
    </style:style>
    <style:style style:name="T5" style:family="text">
      <style:text-properties officeooo:rsid="0032b84a"/>
    </style:style>
    <style:style style:name="T6" style:family="text">
      <style:text-properties officeooo:rsid="0036e2b0"/>
    </style:style>
    <style:style style:name="T7" style:family="text">
      <style:text-properties officeooo:rsid="003ac738"/>
    </style:style>
    <style:style style:name="T8" style:family="text">
      <style:text-properties officeooo:rsid="003c52ae"/>
    </style:style>
    <style:style style:name="T9" style:family="text">
      <style:text-properties officeooo:rsid="003f873e"/>
    </style:style>
    <style:style style:name="T10" style:family="text">
      <style:text-properties officeooo:rsid="0040a704"/>
    </style:style>
    <style:style style:name="T11" style:family="text">
      <style:text-properties officeooo:rsid="0040b27b"/>
    </style:style>
    <style:style style:name="T12" style:family="text">
      <style:text-properties officeooo:rsid="00421a21"/>
    </style:style>
    <style:style style:name="T13" style:family="text">
      <style:text-properties officeooo:rsid="0045cf45"/>
    </style:style>
    <style:style style:name="T14" style:family="text">
      <style:text-properties officeooo:rsid="0047a39e"/>
    </style:style>
    <style:style style:name="T15" style:family="text">
      <style:text-properties officeooo:rsid="004cd185"/>
    </style:style>
    <style:style style:name="T16" style:family="text">
      <style:text-properties officeooo:rsid="004d4ec7"/>
    </style:style>
    <style:style style:name="T17" style:family="text">
      <style:text-properties officeooo:rsid="004ddb55"/>
    </style:style>
    <style:style style:name="T18" style:family="text">
      <style:text-properties officeooo:rsid="0050669f"/>
    </style:style>
    <style:style style:name="T19" style:family="text">
      <style:text-properties officeooo:rsid="00555004"/>
    </style:style>
    <style:style style:name="T20" style:family="text">
      <style:text-properties officeooo:rsid="00576e9f"/>
    </style:style>
    <style:style style:name="T21" style:family="text">
      <style:text-properties officeooo:rsid="005bed5a"/>
    </style:style>
    <style:style style:name="T22" style:family="text">
      <style:text-properties officeooo:rsid="005d9b8d"/>
    </style:style>
    <style:style style:name="T23" style:family="text">
      <style:text-properties officeooo:rsid="001dad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Legenda.</text:p>
      <text:p text:style-name="P3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4"/>
          </table:table-cell>
          <table:table-cell table:style-name="Tabela5.B1" office:value-type="string">
            <text:p text:style-name="P55">Novos Requisitos</text:p>
          </table:table-cell>
        </table:table-row>
        <table:table-row>
          <table:table-cell table:style-name="Tabela5.A2" office:value-type="string">
            <text:p text:style-name="P54"/>
          </table:table-cell>
          <table:table-cell table:style-name="Tabela5.B2" office:value-type="string">
            <text:p text:style-name="P56">Requisitos de Responsáveis</text:p>
          </table:table-cell>
        </table:table-row>
        <table:table-row>
          <table:table-cell table:style-name="Tabela5.A3" office:value-type="string">
            <text:p text:style-name="P54"/>
          </table:table-cell>
          <table:table-cell table:style-name="Tabela5.B2" office:value-type="string">
            <text:p text:style-name="P55">Requisitos do aluno</text:p>
          </table:table-cell>
        </table:table-row>
        <table:table-row>
          <table:table-cell table:style-name="Tabela5.A4" office:value-type="string">
            <text:p text:style-name="P54"/>
          </table:table-cell>
          <table:table-cell table:style-name="Tabela5.B2" office:value-type="string">
            <text:p text:style-name="P55">Requisitos p/ professor</text:p>
          </table:table-cell>
        </table:table-row>
        <table:table-row>
          <table:table-cell table:style-name="Tabela5.A5" office:value-type="string">
            <text:p text:style-name="P54"/>
          </table:table-cell>
          <table:table-cell table:style-name="Tabela5.B2" office:value-type="string">
            <text:p text:style-name="P55">Requisitos Adim</text:p>
          </table:table-cell>
        </table:table-row>
        <table:table-row>
          <table:table-cell table:style-name="Tabela5.A6" office:value-type="string">
            <text:p text:style-name="P54"/>
          </table:table-cell>
          <table:table-cell table:style-name="Tabela5.B2" office:value-type="string">
            <text:p text:style-name="P55">Proposta de exclusão</text:p>
          </table:table-cell>
        </table:table-row>
      </table:table>
      <text:p text:style-name="P115"/>
      <text:p text:style-name="P115"><text:span text:style-name="T23">Tabela 1 – Casos de Uso do Administrador</text:span></text:p>
      <text:p text:style-name="P43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99">ID</text:p>
          </table:table-cell>
          <table:table-cell table:style-name="Tabela7.A1" office:value-type="string">
            <text:p text:style-name="P99">Nome</text:p>
          </table:table-cell>
          <table:table-cell table:style-name="Tabela7.C1" office:value-type="string">
            <text:p text:style-name="P103">RF</text:p>
          </table:table-cell>
        </table:table-row>
        <table:table-row>
          <table:table-cell table:style-name="Tabela7.A2" office:value-type="string">
            <text:p text:style-name="P17">UC001</text:p>
          </table:table-cell>
          <table:table-cell table:style-name="Tabela7.A2" office:value-type="string">
            <text:p text:style-name="P4">Manter usuário</text:p>
          </table:table-cell>
          <table:table-cell table:style-name="Tabela7.C2" office:value-type="string">
            <text:p text:style-name="P44">RF001, RF002, RF003</text:p>
          </table:table-cell>
        </table:table-row>
        <table:table-row>
          <table:table-cell table:style-name="Tabela7.A2" office:value-type="string">
            <text:p text:style-name="P17">UC002</text:p>
          </table:table-cell>
          <table:table-cell table:style-name="Tabela7.A2" office:value-type="string">
            <text:p text:style-name="P14">Manter Instituição</text:p>
          </table:table-cell>
          <table:table-cell table:style-name="Tabela7.C2" office:value-type="string">
            <text:p text:style-name="P44">RF004, RF005, RF006,RF007</text:p>
          </table:table-cell>
        </table:table-row>
        <table:table-row>
          <table:table-cell table:style-name="Tabela7.A2" office:value-type="string">
            <text:p text:style-name="P17">UC003</text:p>
          </table:table-cell>
          <table:table-cell table:style-name="Tabela7.A2" office:value-type="string">
            <text:p text:style-name="P13">Manter Áreas de Pesquisa</text:p>
          </table:table-cell>
          <table:table-cell table:style-name="Tabela7.C2" office:value-type="string">
            <text:p text:style-name="P44">RF008, RF009, RF010, RF011</text:p>
          </table:table-cell>
        </table:table-row>
        <table:table-row>
          <table:table-cell table:style-name="Tabela7.A2" office:value-type="string">
            <text:p text:style-name="P17">UC004</text:p>
          </table:table-cell>
          <table:table-cell table:style-name="Tabela7.A2" office:value-type="string">
            <text:p text:style-name="P6">Manter Grupo de Pesquisa</text:p>
          </table:table-cell>
          <table:table-cell table:style-name="Tabela7.C2" office:value-type="string">
            <text:p text:style-name="P44">RF012, RF013, RF014, RF015</text:p>
          </table:table-cell>
        </table:table-row>
        <table:table-row>
          <table:table-cell table:style-name="Tabela7.A2" office:value-type="string">
            <text:p text:style-name="P17">UC005</text:p>
          </table:table-cell>
          <table:table-cell table:style-name="Tabela7.A2" office:value-type="string">
            <text:p text:style-name="P1">Manter <text:span text:style-name="T7">Tipo de P</text:span>rojeto</text:p>
          </table:table-cell>
          <table:table-cell table:style-name="Tabela7.C2" office:value-type="string">
            <text:p text:style-name="P44">RF016, RF017, RF018</text:p>
          </table:table-cell>
        </table:table-row>
        <table:table-row>
          <table:table-cell table:style-name="Tabela7.A2" office:value-type="string">
            <text:p text:style-name="P17">UC006</text:p>
          </table:table-cell>
          <table:table-cell table:style-name="Tabela7.A2" office:value-type="string">
            <text:p text:style-name="P16">Manter Financiadores</text:p>
          </table:table-cell>
          <table:table-cell table:style-name="Tabela7.C2" office:value-type="string">
            <text:p text:style-name="P44">RF019, RF020, RF021, RF022</text:p>
          </table:table-cell>
        </table:table-row>
        <table:table-row>
          <table:table-cell table:style-name="Tabela7.A2" office:value-type="string">
            <text:p text:style-name="P17">UC007</text:p>
          </table:table-cell>
          <table:table-cell table:style-name="Tabela7.A2" office:value-type="string">
            <text:p text:style-name="P14">Manter <text:span text:style-name="T9">Aluno</text:span></text:p>
          </table:table-cell>
          <table:table-cell table:style-name="Tabela7.C2" office:value-type="string">
            <text:p text:style-name="P45">RF023, RF024, RF025, RF026</text:p>
          </table:table-cell>
        </table:table-row>
        <table:table-row>
          <table:table-cell table:style-name="Tabela7.A2" office:value-type="string">
            <text:p text:style-name="P17">UC008</text:p>
          </table:table-cell>
          <table:table-cell table:style-name="Tabela7.A2" office:value-type="string">
            <text:p text:style-name="P1">Manter <text:span text:style-name="T9">Professor</text:span></text:p>
          </table:table-cell>
          <table:table-cell table:style-name="Tabela7.C2" office:value-type="string">
            <text:p text:style-name="P45">RF027, RF028,<text:span text:style-name="T10">RF029</text:span></text:p>
          </table:table-cell>
        </table:table-row>
        <table:table-row>
          <table:table-cell table:style-name="Tabela7.A2" office:value-type="string">
            <text:p text:style-name="P17">UC009</text:p>
          </table:table-cell>
          <table:table-cell table:style-name="Tabela7.A2" office:value-type="string">
            <text:p text:style-name="P15">Manter <text:span text:style-name="T7">Responsáveis</text:span></text:p>
          </table:table-cell>
          <table:table-cell table:style-name="Tabela7.C2" office:value-type="string">
            <text:p text:style-name="P46">RF0<text:span text:style-name="T10">30</text:span>, RF03<text:span text:style-name="T10">1</text:span>, RF03<text:span text:style-name="T10">2, RF033</text:span></text:p>
          </table:table-cell>
        </table:table-row>
        <table:table-row>
          <table:table-cell table:style-name="Tabela7.A2" office:value-type="string">
            <text:p text:style-name="P17">UC010</text:p>
          </table:table-cell>
          <table:table-cell table:style-name="Tabela7.A2" office:value-type="string">
            <text:p text:style-name="P6">Manter <text:span text:style-name="T7">Projeto</text:span></text:p>
          </table:table-cell>
          <table:table-cell table:style-name="Tabela7.C2" office:value-type="string">
            <text:p text:style-name="P47"><text:s/>RF034, RF035, RF036, RF037</text:p>
          </table:table-cell>
        </table:table-row>
      </table:table>
      <text:p text:style-name="P37"/>
      <text:p text:style-name="P37"/>
      <text:p text:style-name="P36"/>
      <text:p text:style-name="P28">Tabela <text:span text:style-name="T1">2</text:span> – Casos de Uso do <text:span text:style-name="T1">Responsável</text:span></text:p>
      <text:p text:style-name="P3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00"/>
          </table:table-cell>
          <table:table-cell table:style-name="Tabela1.A1" office:value-type="string">
            <text:p text:style-name="P100"/>
          </table:table-cell>
          <table:table-cell table:style-name="Tabela1.C1" office:value-type="string">
            <text:p text:style-name="P104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18">Avaliar Anteprojetos</text:p>
          </table:table-cell>
          <table:table-cell table:style-name="Tabela1.C2" office:value-type="string">
            <text:p text:style-name="P48"><text:span text:style-name="T17">RF043, </text:span>RF044. RF045</text:p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19">Atribuir Financiadores</text:p>
          </table:table-cell>
          <table:table-cell table:style-name="Tabela1.C2" office:value-type="string">
            <text:p text:style-name="P48">RF046, <text:span text:style-name="T17">RF047</text:span></text:p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19">Disponibilizar resultados</text:p>
          </table:table-cell>
          <table:table-cell table:style-name="Tabela1.C2" office:value-type="string">
            <text:p text:style-name="P49">RF048</text:p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0">Enviar Mensagem para o Aluno</text:p>
          </table:table-cell>
          <table:table-cell table:style-name="Tabela1.C2" office:value-type="string">
            <text:p text:style-name="P49">RF049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20">Enviar Mensage<text:span text:style-name="T2">m</text:span> para o Professor</text:p>
          </table:table-cell>
          <table:table-cell table:style-name="Tabela1.C2" office:value-type="string">
            <text:p text:style-name="P49">RF050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7">Gerar Notificação</text:p>
          </table:table-cell>
          <table:table-cell table:style-name="Tabela1.C2" office:value-type="string">
            <text:p text:style-name="P49">RF051, RF052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22">Verificar Frequência de uso da plataforma</text:p>
          </table:table-cell>
          <table:table-cell table:style-name="Tabela1.C2" office:value-type="string">
            <text:p text:style-name="P49">RF053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>Avaliar <text:span text:style-name="T16">Documentos</text:span></text:p>
          </table:table-cell>
          <table:table-cell table:style-name="Tabela1.C2" office:value-type="string">
            <text:p text:style-name="P49">RF054, RF055, RF056, RF057, RF058</text:p>
          </table:table-cell>
        </table:table-row>
      </table:table>
      <text:p text:style-name="P38"/>
      <text:p text:style-name="P35"/>
      <text:p text:style-name="P35"><text:tab/></text:p>
      <text:p text:style-name="P30">Tabela 3 – Casos de Uso do Professor</text:p>
      <text:p text:style-name="P33"/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>
          <table:table-cell table:style-name="Tabela2.A1" office:value-type="string">
            <text:p text:style-name="P101">ID</text:p>
          </table:table-cell>
          <table:table-cell table:style-name="Tabela2.A1" office:value-type="string">
            <text:p text:style-name="P101">Nome</text:p>
          </table:table-cell>
          <table:table-cell table:style-name="Tabela2.C1" office:value-type="string">
            <text:p text:style-name="P105">RF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9">Emitir Presença</text:p>
          </table:table-cell>
          <table:table-cell table:style-name="Tabela2.C2" office:value-type="string">
            <text:p text:style-name="P52">RF058, RF059, RF060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21">Enviar Mensagem para o Aluno</text:p>
          </table:table-cell>
          <table:table-cell table:style-name="Tabela2.C2" office:value-type="string">
            <text:p text:style-name="P52">RF061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9">Avaliar Relatórios</text:p>
          </table:table-cell>
          <table:table-cell table:style-name="Tabela2.C2" office:value-type="string">
            <text:p text:style-name="P52">RF062, RF063, RF064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9">Avaliar Atividade</text:p>
          </table:table-cell>
          <table:table-cell table:style-name="Tabela2.C2" office:value-type="string">
            <text:p text:style-name="P52">RF065, RF066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1">Tabela 4 – Casos de Uso do Discente</text:p>
      <text:p text:style-name="P40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02">ID</text:p>
          </table:table-cell>
          <table:table-cell table:style-name="Tabela4.A1" office:value-type="string">
            <text:p text:style-name="P102">Nome</text:p>
          </table:table-cell>
          <table:table-cell table:style-name="Tabela4.C1" office:value-type="string">
            <text:p text:style-name="P106">RF</text:p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A2" office:value-type="string">
            <text:p text:style-name="P23">Cadastra Anteprojeto</text:p>
          </table:table-cell>
          <table:table-cell table:style-name="Tabela4.C2" office:value-type="string">
            <text:p text:style-name="P53">RF067, RF068, RF069</text:p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A2" office:value-type="string">
            <text:p text:style-name="P25">Adicionar Doc<text:span text:style-name="T19">u</text:span>mentos</text:p>
          </table:table-cell>
          <table:table-cell table:style-name="Tabela4.C2" office:value-type="string">
            <text:p text:style-name="P53">RF070, RF071, RF072</text:p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A2" office:value-type="string">
            <text:p text:style-name="P23">Adicionar Desvio <text:span text:style-name="T3">de Atividade</text:span></text:p>
          </table:table-cell>
          <table:table-cell table:style-name="Tabela4.C2" office:value-type="string">
            <text:p text:style-name="P53">RF073, RF074</text:p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A2" office:value-type="string">
            <text:p text:style-name="P24">Realizar <text:span text:style-name="T20">Atividades</text:span></text:p>
          </table:table-cell>
          <table:table-cell table:style-name="Tabela4.C2" office:value-type="string">
            <text:p text:style-name="P53">RF075, RF076, RF078</text:p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A2" office:value-type="string">
            <text:p text:style-name="P27">Disponibilizar Atividade</text:p>
          </table:table-cell>
          <table:table-cell table:style-name="Tabela4.C2" office:value-type="string">
            <text:p text:style-name="P53">RF077</text:p>
          </table:table-cell>
        </table:table-row>
        <table:table-row>
          <table:table-cell table:style-name="Tabela4.A2" office:value-type="string">
            <text:p text:style-name="P8"/>
          </table:table-cell>
          <table:table-cell table:style-name="Tabela4.A2" office:value-type="string">
            <text:p text:style-name="P27">Realizar Relatório</text:p>
          </table:table-cell>
          <table:table-cell table:style-name="Tabela4.C2" office:value-type="string">
            <text:p text:style-name="P53">RF079, RF080, RF081, RF083</text:p>
          </table:table-cell>
        </table:table-row>
        <table:table-row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8">Disponibilizar Relatório</text:p>
          </table:table-cell>
          <table:table-cell table:style-name="Tabela4.C2" office:value-type="string">
            <text:p text:style-name="P53">RF082</text:p>
          </table:table-cell>
        </table:table-row>
        <table:table-row>
          <table:table-cell table:style-name="Tabela4.A2" office:value-type="string">
            <text:p text:style-name="P11"/>
          </table:table-cell>
          <table:table-cell table:style-name="Tabela4.A2" office:value-type="string">
            <text:p text:style-name="P12">Enviar Relatório </text:p>
          </table:table-cell>
          <table:table-cell table:style-name="Tabela4.C2" office:value-type="string">
            <text:p text:style-name="P53">RF084</text:p>
          </table:table-cell>
        </table:table-row>
        <table:table-row>
          <table:table-cell table:style-name="Tabela4.A2" office:value-type="string">
            <text:p text:style-name="P11"/>
          </table:table-cell>
          <table:table-cell table:style-name="Tabela4.A2" office:value-type="string">
            <text:p text:style-name="P12">Enviar Mensagem ao Orientador</text:p>
          </table:table-cell>
          <table:table-cell table:style-name="Tabela4.C2" office:value-type="string">
            <text:p text:style-name="P53">RF085</text:p>
          </table:table-cell>
        </table:table-row>
        <table:table-row>
          <table:table-cell table:style-name="Tabela4.A2" office:value-type="string">
            <text:p text:style-name="P11"/>
          </table:table-cell>
          <table:table-cell table:style-name="Tabela4.A2" office:value-type="string">
            <text:p text:style-name="P27">Enviar Mensagem ao responsável</text:p>
          </table:table-cell>
          <table:table-cell table:style-name="Tabela4.C2" office:value-type="string">
            <text:p text:style-name="P53">RF086</text:p>
          </table:table-cell>
        </table:table-row>
      </table:table>
      <text:p text:style-name="P39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5:38:07.843000000</meta:creation-date>
    <dc:date>2019-06-30T12:01:48.485000000</dc:date>
    <meta:editing-duration>PT11H6M34S</meta:editing-duration>
    <meta:editing-cycles>19</meta:editing-cycles>
    <meta:generator>LibreOffice/6.1.3.2$Windows_X86_64 LibreOffice_project/86daf60bf00efa86ad547e59e09d6bb77c699acb</meta:generator>
    <meta:document-statistic meta:table-count="5" meta:image-count="0" meta:object-count="0" meta:page-count="2" meta:paragraph-count="95" meta:word-count="233" meta:character-count="1554" meta:non-whitespace-character-count="1408"/>
  </office:meta>
</office:document-meta>
</file>